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7228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6.9953in"/>
    </style:style>
    <style:style style:name="co7" style:family="table-column">
      <style:table-column-properties fo:break-before="auto" style:column-width="1.4528in"/>
    </style:style>
    <style:style style:name="co8" style:family="table-column">
      <style:table-column-properties fo:break-before="auto" style:column-width="1.1846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2.1728in"/>
    </style:style>
    <style:style style:name="co11" style:family="table-column">
      <style:table-column-properties fo:break-before="auto" style:column-width="2.0654in"/>
    </style:style>
    <style:style style:name="co12" style:family="table-column">
      <style:table-column-properties fo:break-before="auto" style:column-width="2.1083in"/>
    </style:style>
    <style:style style:name="co13" style:family="table-column">
      <style:table-column-properties fo:break-before="auto" style:column-width="1.2701in"/>
    </style:style>
    <style:style style:name="co14" style:family="table-column">
      <style:table-column-properties fo:break-before="auto" style:column-width="0.9909in"/>
    </style:style>
    <style:style style:name="co15" style:family="table-column">
      <style:table-column-properties fo:break-before="auto" style:column-width="0.9161in"/>
    </style:style>
    <style:style style:name="co16" style:family="table-column">
      <style:table-column-properties fo:break-before="auto" style:column-width="3.4291in"/>
    </style:style>
    <style:style style:name="co17" style:family="table-column">
      <style:table-column-properties fo:break-before="auto" style:column-width="2.3126in"/>
    </style:style>
    <style:style style:name="co18" style:family="table-column">
      <style:table-column-properties fo:break-before="auto" style:column-width="1.5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4.4819in"/>
    </style:style>
    <style:style style:name="co22" style:family="table-column">
      <style:table-column-properties fo:break-before="auto" style:column-width="1.7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oto</text:p>
          </table:table-cell>
          <table:table-cell office:value-type="string">
            <text:p>nombre</text:p>
          </table:table-cell>
          <table:table-cell office:value-type="string">
            <text:p>familia</text:p>
          </table:table-cell>
          <table:table-cell office:value-type="string">
            <text:p>parte_comestible</text:p>
          </table:table-cell>
          <table:table-cell office:value-type="string">
            <text:p>meses_plantacion</text:p>
          </table:table-cell>
          <table:table-cell office:value-type="string">
            <text:p>profundidad_raices</text:p>
          </table:table-cell>
          <table:table-cell office:value-type="string">
            <text:p>forma_siembra</text:p>
          </table:table-cell>
          <table:table-cell office:value-type="string">
            <text:p>distancia_entre_plantas_min</text:p>
          </table:table-cell>
          <table:table-cell office:value-type="string">
            <text:p>distancia_entre_plantas_max</text:p>
          </table:table-cell>
          <table:table-cell office:value-type="string">
            <text:p>distancia_entre_surcos_min</text:p>
          </table:table-cell>
          <table:table-cell office:value-type="string">
            <text:p>distancia_entre_surcos_max</text:p>
          </table:table-cell>
          <table:table-cell office:value-type="string">
            <text:p>plantas_en_10m</text:p>
          </table:table-cell>
          <table:table-cell office:value-type="string">
            <text:p>germinacion</text:p>
          </table:table-cell>
          <table:table-cell office:value-type="string">
            <text:p>transplante</text:p>
          </table:table-cell>
          <table:table-cell office:value-type="string">
            <text:p>tiempo_hasta_cosecha_min</text:p>
          </table:table-cell>
          <table:table-cell office:value-type="string">
            <text:p>tiempo_hasta_cosecha_max</text:p>
          </table:table-cell>
          <table:table-cell office:value-type="string">
            <text:p>indicador_cosecha</text:p>
          </table:table-cell>
          <table:table-cell office:value-type="string">
            <text:p>rendimiento_en_10m</text:p>
          </table:table-cell>
          <table:table-cell office:value-type="string">
            <text:p>semillas_por_gramo</text:p>
          </table:table-cell>
          <table:table-cell office:value-type="string">
            <text:p>pais</text:p>
          </table:table-cell>
        </table:table-row>
        <table:table-row table:style-name="ro1">
          <table:table-cell/>
          <table:table-cell office:value-type="string">
            <text:p>0001.jpg</text:p>
          </table:table-cell>
          <table:table-cell office:value-type="string">
            <text:p>Tomate</text:p>
          </table:table-cell>
          <table:table-cell office:value-type="string">
            <text:p>Solanaceae</text:p>
          </table:table-cell>
          <table:table-cell office:value-type="string">
            <text:p>Fruto</text:p>
          </table:table-cell>
          <table:table-cell office:value-type="string">
            <text:p>Julio, Agosto, Setiembre, Octubre</text:p>
          </table:table-cell>
          <table:table-cell office:value-type="string">
            <text:p>Media</text:p>
          </table:table-cell>
          <table:table-cell office:value-type="string">
            <text:p>Almácigo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16 a 2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string">
            <text:p>Fruto firme bien coloreado</text:p>
          </table:table-cell>
          <table:table-cell office:value-type="string">
            <text:p>50 a 70 kgs</text:p>
          </table:table-cell>
          <table:table-cell office:value-type="float" office:value="30">
            <text:p>3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2.jpg</text:p>
          </table:table-cell>
          <table:table-cell office:value-type="string">
            <text:p>Zanahoria</text:p>
          </table:table-cell>
          <table:table-cell office:value-type="string">
            <text:p>Umbellifereae</text:p>
          </table:table-cell>
          <table:table-cell office:value-type="string">
            <text:p>Raiz</text:p>
          </table:table-cell>
          <table:table-cell office:value-type="string">
            <text:p>Julio, Agosto, Setiembre, Octubre, Noviembre, Diciembre, Enero, Febrero</text:p>
          </table:table-cell>
          <table:table-cell office:value-type="string">
            <text:p>Media</text:p>
          </table:table-cell>
          <table:table-cell office:value-type="string">
            <text:p>Almácig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100 a 200</text:p>
          </table:table-cell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Raices formadas y coloreadas</text:p>
          </table:table-cell>
          <table:table-cell office:value-type="string">
            <text:p>15 a 30 kgs</text:p>
          </table:table-cell>
          <table:table-cell office:value-type="float" office:value="900">
            <text:p>9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3.jpg</text:p>
          </table:table-cell>
          <table:table-cell office:value-type="string">
            <text:p>Habas</text:p>
          </table:table-cell>
          <table:table-cell office:value-type="string">
            <text:p>Leguminosae</text:p>
          </table:table-cell>
          <table:table-cell office:value-type="string">
            <text:p>Fruto</text:p>
          </table:table-cell>
          <table:table-cell office:value-type="string">
            <text:p>Abril, Mayo, Junio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16 a 20</text:p>
          </table:table-cell>
          <table:table-cell office:value-type="string">
            <text:p>7 a 1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Cuando la vaina es verde y se notan los granos</text:p>
          </table:table-cell>
          <table:table-cell office:value-type="string">
            <text:p>3 a 6 kgs</text:p>
          </table:table-cell>
          <table:table-cell office:value-type="float" office:value="1">
            <text:p>1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4.jpg</text:p>
          </table:table-cell>
          <table:table-cell office:value-type="string">
            <text:p>Berro</text:p>
          </table:table-cell>
          <table:table-cell office:value-type="string">
            <text:p>Brassicaceae</text:p>
          </table:table-cell>
          <table:table-cell office:value-type="string">
            <text:p>Hojas</text:p>
          </table:table-cell>
          <table:table-cell office:value-type="string">
            <text:p>Enero, Febrero, 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50 a 10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string">
            <text:p>Tallos de 8 cms de largo</text:p>
          </table:table-cell>
          <table:table-cell office:value-type="string">
            <text:p>66 a 100 manojos</text:p>
          </table:table-cell>
          <table:table-cell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5.jpg</text:p>
          </table:table-cell>
          <table:table-cell office:value-type="string">
            <text:p>Rabanito</text:p>
          </table:table-cell>
          <table:table-cell office:value-type="string">
            <text:p>Cruciferae</text:p>
          </table:table-cell>
          <table:table-cell office:value-type="string">
            <text:p>Raiz y hojas</text:p>
          </table:table-cell>
          <table:table-cell office:value-type="string">
            <text:p>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50 a 6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Raices de 2 cms de diámetro</text:p>
          </table:table-cell>
          <table:table-cell office:value-type="string">
            <text:p>5 a 8 kgs</text:p>
          </table:table-cell>
          <table:table-cell office:value-type="float" office:value="120">
            <text:p>12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6.jpg</text:p>
          </table:table-cell>
          <table:table-cell office:value-type="string">
            <text:p>Remolacha</text:p>
          </table:table-cell>
          <table:table-cell office:value-type="string">
            <text:p>Quenopodiacea</text:p>
          </table:table-cell>
          <table:table-cell office:value-type="string">
            <text:p>Raiz</text:p>
          </table:table-cell>
          <table:table-cell office:value-type="string">
            <text:p>Setiembre, Octubre, Noviembre, Diciembre, Enero, Febrero, Marzo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66 a 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Raíces de 6 cms de diámetro coloreadas</text:p>
          </table:table-cell>
          <table:table-cell office:value-type="string">
            <text:p>13 a 40 kgs</text:p>
          </table:table-cell>
          <table:table-cell office:value-type="float" office:value="60">
            <text:p>6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7.jpg</text:p>
          </table:table-cell>
          <table:table-cell office:value-type="string">
            <text:p>Repollo</text:p>
          </table:table-cell>
          <table:table-cell office:value-type="string">
            <text:p>Cruciferae</text:p>
          </table:table-cell>
          <table:table-cell office:value-type="string">
            <text:p>Hojas</text:p>
          </table:table-cell>
          <table:table-cell office:value-type="string">
            <text:p>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22 a 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Cabeza bien compacta</text:p>
          </table:table-cell>
          <table:table-cell office:value-type="string">
            <text:p>22 a 25 cabezas</text:p>
          </table:table-cell>
          <table:table-cell office:value-type="float" office:value="350">
            <text:p>35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8.jpg</text:p>
          </table:table-cell>
          <table:table-cell office:value-type="string">
            <text:p>Acelga</text:p>
          </table:table-cell>
          <table:table-cell office:value-type="string">
            <text:p>Quenopodiacea</text:p>
          </table:table-cell>
          <table:table-cell office:value-type="string">
            <text:p>Hojas</text:p>
          </table:table-cell>
          <table:table-cell office:value-type="string">
            <text:p>Marzo, Abril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20 a 3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string">
            <text:p>Hojas externas o planta entera</text:p>
          </table:table-cell>
          <table:table-cell office:value-type="string">
            <text:p>28 a 33 plantas u hojas enteras</text:p>
          </table:table-cell>
          <table:table-cell office:value-type="float" office:value="60">
            <text:p>6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9.jpg</text:p>
          </table:table-cell>
          <table:table-cell office:value-type="string">
            <text:p>Apio</text:p>
          </table:table-cell>
          <table:table-cell office:value-type="string">
            <text:p>Umbellifereae</text:p>
          </table:table-cell>
          <table:table-cell office:value-type="string">
            <text:p>Hojas</text:p>
          </table:table-cell>
          <table:table-cell office:value-type="string">
            <text:p>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40 a 5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string">
            <text:p>Hojas verdes o plantas enteras</text:p>
          </table:table-cell>
          <table:table-cell office:value-type="string">
            <text:p>40 a 50 plantas y hojas enteras</text:p>
          </table:table-cell>
          <table:table-cell office:value-type="float" office:value="2600">
            <text:p>26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0.jpg</text:p>
          </table:table-cell>
          <table:table-cell office:value-type="string">
            <text:p>Berenjena</text:p>
          </table:table-cell>
          <table:table-cell office:value-type="string">
            <text:p>Solanaceae</text:p>
          </table:table-cell>
          <table:table-cell office:value-type="string">
            <text:p>Fruto</text:p>
          </table:table-cell>
          <table:table-cell office:value-type="string">
            <text:p>Setiembre, Octubre</text:p>
          </table:table-cell>
          <table:table-cell office:value-type="string">
            <text:p>Profunda</text:p>
          </table:table-cell>
          <table:table-cell office:value-type="string">
            <text:p>Almácigo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12 a 1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string">
            <text:p>Fruto antes de perder el brillo</text:p>
          </table:table-cell>
          <table:table-cell office:value-type="string">
            <text:p>48 a 52 kgs</text:p>
          </table:table-cell>
          <table:table-cell office:value-type="float" office:value="250">
            <text:p>25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1.jpg</text:p>
          </table:table-cell>
          <table:table-cell office:value-type="string">
            <text:p>Cebolla</text:p>
          </table:table-cell>
          <table:table-cell office:value-type="string">
            <text:p>Liliaceae</text:p>
          </table:table-cell>
          <table:table-cell office:value-type="string">
            <text:p>Raiz</text:p>
          </table:table-cell>
          <table:table-cell office:value-type="string">
            <text:p>Abril, Mayo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66 a 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string">
            <text:p>Bulbo amarillento y seco</text:p>
          </table:table-cell>
          <table:table-cell office:value-type="string">
            <text:p>10 a 12 kgs</text:p>
          </table:table-cell>
          <table:table-cell office:value-type="float" office:value="250">
            <text:p>25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2.jpg</text:p>
          </table:table-cell>
          <table:table-cell office:value-type="string">
            <text:p>Col</text:p>
          </table:table-cell>
          <table:table-cell office:value-type="string">
            <text:p>Cruciferae</text:p>
          </table:table-cell>
          <table:table-cell office:value-type="string">
            <text:p>Hojas</text:p>
          </table:table-cell>
          <table:table-cell office:value-type="string">
            <text:p>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5 a 3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Hojas verdes desarrolladas</text:p>
          </table:table-cell>
          <table:table-cell office:value-type="string">
            <text:p>25 a 33 plantas</text:p>
          </table:table-cell>
          <table:table-cell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3.jpg</text:p>
          </table:table-cell>
          <table:table-cell office:value-type="string">
            <text:p>Espinaca</text:p>
          </table:table-cell>
          <table:table-cell office:value-type="string">
            <text:p>Quenopodiacea</text:p>
          </table:table-cell>
          <table:table-cell office:value-type="string">
            <text:p>Hojas</text:p>
          </table:table-cell>
          <table:table-cell office:value-type="string">
            <text:p>Abril, Mayo, Junio, Julio, Agosto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33 a 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string">
            <text:p>Hojas crecidas desarrolladas</text:p>
          </table:table-cell>
          <table:table-cell office:value-type="string">
            <text:p>33 a 40 manojos</text:p>
          </table:table-cell>
          <table:table-cell office:value-type="float" office:value="90">
            <text:p>9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4.jpg</text:p>
          </table:table-cell>
          <table:table-cell office:value-type="string">
            <text:p>Zapallo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Octubre, Nov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string">
            <text:p>4 a 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Fruto duro y firme a la uña</text:p>
          </table:table-cell>
          <table:table-cell office:value-type="string">
            <text:p>10 a 15 kgs</text:p>
          </table:table-cell>
          <table:table-cell office:value-type="float" office:value="3">
            <text:p>3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5.jpg</text:p>
          </table:table-cell>
          <table:table-cell office:value-type="string">
            <text:p>Lechuga</text:p>
          </table:table-cell>
          <table:table-cell office:value-type="string">
            <text:p>Compositae</text:p>
          </table:table-cell>
          <table:table-cell office:value-type="string">
            <text:p>Hojas</text:p>
          </table:table-cell>
          <table:table-cell office:value-type="string">
            <text:p>Enero, Febrero, 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33 a 4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Hojas bien desarrolladas</text:p>
          </table:table-cell>
          <table:table-cell office:value-type="string">
            <text:p>33 a 40 plantas</text:p>
          </table:table-cell>
          <table:table-cell office:value-type="float" office:value="700">
            <text:p>7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6.jpg</text:p>
          </table:table-cell>
          <table:table-cell office:value-type="string">
            <text:p>Arveja</text:p>
          </table:table-cell>
          <table:table-cell office:value-type="string">
            <text:p>Leguminosae</text:p>
          </table:table-cell>
          <table:table-cell office:value-type="string">
            <text:p>Fruto</text:p>
          </table:table-cell>
          <table:table-cell office:value-type="string">
            <text:p>Agosto, Set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40 a 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Vaina verde con grano</text:p>
          </table:table-cell>
          <table:table-cell office:value-type="string">
            <text:p>85 a 120 kgs</text:p>
          </table:table-cell>
          <table:table-cell office:value-type="float" office:value="3">
            <text:p>3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7.jpg</text:p>
          </table:table-cell>
          <table:table-cell office:value-type="string">
            <text:p>Ajo</text:p>
          </table:table-cell>
          <table:table-cell office:value-type="string">
            <text:p>Liliaceae</text:p>
          </table:table-cell>
          <table:table-cell office:value-type="string">
            <text:p>Raiz y hojas</text:p>
          </table:table-cell>
          <table:table-cell office:value-type="string">
            <text:p>Mayo, Junio, Julio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50 a 200</text:p>
          </table:table-cell>
          <table:table-cell office:value-type="string">
            <text:p>3 a 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Las hojas se amarillean y comienzan a secarse</text:p>
          </table:table-cell>
          <table:table-cell office:value-type="string">
            <text:p>2 a 7 kgs</text:p>
          </table:table-cell>
          <table:table-cell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8.jpg</text:p>
          </table:table-cell>
          <table:table-cell office:value-type="string">
            <text:p>Pepino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Setiembre, Octubre, Noviembre, Diciembre, Enero, Febrero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18 a 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Fruto verde y duro</text:p>
          </table:table-cell>
          <table:table-cell office:value-type="string">
            <text:p>72 a 80 kgs</text:p>
          </table:table-cell>
          <table:table-cell office:value-type="float" office:value="40">
            <text:p>4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9.jpg</text:p>
          </table:table-cell>
          <table:table-cell office:value-type="string">
            <text:p>Brócoli</text:p>
          </table:table-cell>
          <table:table-cell office:value-type="string">
            <text:p>Cruciferae</text:p>
          </table:table-cell>
          <table:table-cell office:value-type="string">
            <text:p>Fruto</text:p>
          </table:table-cell>
          <table:table-cell office:value-type="string">
            <text:p>Febrero, Marzo, Abril, Mayo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string">
            <text:p>22 a 3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Cabeza terminal firme y verde</text:p>
          </table:table-cell>
          <table:table-cell office:value-type="string">
            <text:p>7 a 10 kgs</text:p>
          </table:table-cell>
          <table:table-cell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0.jpg</text:p>
          </table:table-cell>
          <table:table-cell office:value-type="string">
            <text:p>Boniato</text:p>
          </table:table-cell>
          <table:table-cell office:value-type="string">
            <text:p>Convolvulaceae</text:p>
          </table:table-cell>
          <table:table-cell office:value-type="string">
            <text:p>Raiz</text:p>
          </table:table-cell>
          <table:table-cell office:value-type="string">
            <text:p>Agosto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40 a 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string">
            <text:p>Follaje color verde pálido amarillento</text:p>
          </table:table-cell>
          <table:table-cell office:value-type="string">
            <text:p>16 a 32 kgs</text:p>
          </table:table-cell>
          <table:table-cell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1.jpg</text:p>
          </table:table-cell>
          <table:table-cell office:value-type="string">
            <text:p>Poroto</text:p>
          </table:table-cell>
          <table:table-cell office:value-type="string">
            <text:p>Leguminosae</text:p>
          </table:table-cell>
          <table:table-cell office:value-type="string">
            <text:p>Fruto</text:p>
          </table:table-cell>
          <table:table-cell office:value-type="string">
            <text:p>Octubre, Nov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string">
            <text:p>8 a 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 office:value-type="string">
            <text:p>Vainas de la planta están secas (95%)</text:p>
          </table:table-cell>
          <table:table-cell office:value-type="string">
            <text:p>4 a 7 kgs</text:p>
          </table:table-cell>
          <table:table-cell office:value-type="float" office:value="1">
            <text:p>1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2.jpg</text:p>
          </table:table-cell>
          <table:table-cell office:value-type="string">
            <text:p>Melón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Octubre, Nov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string">
            <text:p>12 a 20</text:p>
          </table:table-cell>
          <table:table-cell office:value-type="string">
            <text:p>4 a 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string">
            <text:p>Secamiento de zarcillos cercanos al fruto</text:p>
          </table:table-cell>
          <table:table-cell office:value-type="string">
            <text:p>16 a 26 kgs</text:p>
          </table:table-cell>
          <table:table-cell office:value-type="float" office:value="10">
            <text:p>1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3.jpg</text:p>
          </table:table-cell>
          <table:table-cell office:value-type="string">
            <text:p>Morrón</text:p>
          </table:table-cell>
          <table:table-cell office:value-type="string">
            <text:p>Solanaceae</text:p>
          </table:table-cell>
          <table:table-cell office:value-type="string">
            <text:p>Fruto</text:p>
          </table:table-cell>
          <table:table-cell office:value-type="string">
            <text:p>Agosto, Setiembre</text:p>
          </table:table-cell>
          <table:table-cell office:value-type="string">
            <text:p>Media</text:p>
          </table:table-cell>
          <table:table-cell office:value-type="string">
            <text:p>Almácigo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22 a 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Cuando el fruto tiene un color verde</text:p>
          </table:table-cell>
          <table:table-cell office:value-type="string">
            <text:p>5 a 7 kgs</text:p>
          </table:table-cell>
          <table:table-cell office:value-type="float" office:value="120">
            <text:p>12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4.jpg</text:p>
          </table:table-cell>
          <table:table-cell office:value-type="string">
            <text:p>Sandía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Setiembre, Octubre, Noviembre, Dic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8 a 10</text:p>
          </table:table-cell>
          <table:table-cell office:value-type="string">
            <text:p>6 a 1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string">
            <text:p>Secamiento de zarcillos cercanos al fruto</text:p>
          </table:table-cell>
          <table:table-cell office:value-type="string">
            <text:p>15 a 25 kgs</text:p>
          </table:table-cell>
          <table:table-cell office:value-type="float" office:value="7">
            <text:p>7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5.jpg</text:p>
          </table:table-cell>
          <table:table-cell office:value-type="string">
            <text:p>Perejil</text:p>
          </table:table-cell>
          <table:table-cell office:value-type="string">
            <text:p>Umbellifereae</text:p>
          </table:table-cell>
          <table:table-cell office:value-type="string">
            <text:p>Hojas</text:p>
          </table:table-cell>
          <table:table-cell office:value-type="string">
            <text:p>Enero, Febrero, 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40 a 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Hojas verdes desarrolladas</text:p>
          </table:table-cell>
          <table:table-cell office:value-type="string">
            <text:p>2 a 4 kgs</text:p>
          </table:table-cell>
          <table:table-cell office:value-type="float" office:value="500">
            <text:p>5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6.jpg</text:p>
          </table:table-cell>
          <table:table-cell office:value-type="string">
            <text:p>Coliflor</text:p>
          </table:table-cell>
          <table:table-cell office:value-type="string">
            <text:p>Cruciferae</text:p>
          </table:table-cell>
          <table:table-cell office:value-type="string">
            <text:p>Flor</text:p>
          </table:table-cell>
          <table:table-cell office:value-type="string">
            <text:p>Febrero, Marzo, Abril, Mayo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6 a 20</text:p>
          </table:table-cell>
          <table:table-cell office:value-type="string">
            <text:p>5 a 1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string">
            <text:p>Flores firmes y duras</text:p>
          </table:table-cell>
          <table:table-cell office:value-type="string">
            <text:p>18 a 23 kgs</text:p>
          </table:table-cell>
          <table:table-cell office:value-type="float" office:value="350">
            <text:p>350</text:p>
          </table:table-cell>
          <table:table-cell office:value-type="string">
            <text:p>URUGUAY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oto</text:p>
          </table:table-cell>
          <table:table-cell office:value-type="string">
            <text:p>nombre</text:p>
          </table:table-cell>
          <table:table-cell office:value-type="string">
            <text:p>familia</text:p>
          </table:table-cell>
          <table:table-cell office:value-type="string">
            <text:p>parte_comestible</text:p>
          </table:table-cell>
          <table:table-cell office:value-type="string">
            <text:p>meses_plantacion</text:p>
          </table:table-cell>
          <table:table-cell office:value-type="string">
            <text:p>profundidad_raices</text:p>
          </table:table-cell>
          <table:table-cell office:value-type="string">
            <text:p>forma_siembra</text:p>
          </table:table-cell>
          <table:table-cell office:value-type="string">
            <text:p>distancia_entre_plantas_min</text:p>
          </table:table-cell>
          <table:table-cell office:value-type="string">
            <text:p>distancia_entre_plantas_max</text:p>
          </table:table-cell>
          <table:table-cell office:value-type="string">
            <text:p>distancia_entre_surcos_min</text:p>
          </table:table-cell>
          <table:table-cell office:value-type="string">
            <text:p>distancia_entre_surcos_max</text:p>
          </table:table-cell>
          <table:table-cell office:value-type="string">
            <text:p>plantas_en_10m</text:p>
          </table:table-cell>
          <table:table-cell office:value-type="string">
            <text:p>germinacion</text:p>
          </table:table-cell>
          <table:table-cell office:value-type="string">
            <text:p>transplante</text:p>
          </table:table-cell>
          <table:table-cell office:value-type="string">
            <text:p>tiempo_hasta_cosecha_min</text:p>
          </table:table-cell>
          <table:table-cell office:value-type="string">
            <text:p>tiempo_hasta_cosecha_max</text:p>
          </table:table-cell>
          <table:table-cell office:value-type="string">
            <text:p>indicador_cosecha</text:p>
          </table:table-cell>
          <table:table-cell office:value-type="string">
            <text:p>rendimiento_en_10m</text:p>
          </table:table-cell>
          <table:table-cell office:value-type="string">
            <text:p>p_compa</text:p>
          </table:table-cell>
          <table:table-cell office:value-type="string">
            <text:p>p_antag</text:p>
          </table:table-cell>
          <table:table-cell office:value-type="string">
            <text:p>semillas_por_gramo</text:p>
          </table:table-cell>
          <table:table-cell office:value-type="string">
            <text:p>pais</text:p>
          </table:table-cell>
        </table:table-row>
        <table:table-row table:style-name="ro1">
          <table:table-cell/>
          <table:table-cell office:value-type="string">
            <text:p>0001.jpg</text:p>
          </table:table-cell>
          <table:table-cell office:value-type="string">
            <text:p>Tomate</text:p>
          </table:table-cell>
          <table:table-cell office:value-type="string">
            <text:p>Solanaceae</text:p>
          </table:table-cell>
          <table:table-cell office:value-type="string">
            <text:p>Fruto</text:p>
          </table:table-cell>
          <table:table-cell office:value-type="string">
            <text:p>Julio, Agosto, Setiembre, Octubre</text:p>
          </table:table-cell>
          <table:table-cell office:value-type="string">
            <text:p>Media</text:p>
          </table:table-cell>
          <table:table-cell office:value-type="string">
            <text:p>Almácigo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16 a 2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string">
            <text:p>Fruto firme bien coloreado</text:p>
          </table:table-cell>
          <table:table-cell office:value-type="string">
            <text:p>50 a 70 kgs</text:p>
          </table:table-cell>
          <table:table-cell office:value-type="string">
            <text:p>Cebolla, Zanahoria</text:p>
          </table:table-cell>
          <table:table-cell office:value-type="string">
            <text:p>Papa, Repollo y Pepino</text:p>
          </table:table-cell>
          <table:table-cell office:value-type="float" office:value="30">
            <text:p>3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2.jpg</text:p>
          </table:table-cell>
          <table:table-cell office:value-type="string">
            <text:p>Zanahoria</text:p>
          </table:table-cell>
          <table:table-cell office:value-type="string">
            <text:p>Umbellifereae</text:p>
          </table:table-cell>
          <table:table-cell office:value-type="string">
            <text:p>Raiz</text:p>
          </table:table-cell>
          <table:table-cell office:value-type="string">
            <text:p>Julio, Agosto, Setiembre, Octubre, Noviembre, Diciembre, Enero, Febrero</text:p>
          </table:table-cell>
          <table:table-cell office:value-type="string">
            <text:p>Media</text:p>
          </table:table-cell>
          <table:table-cell office:value-type="string">
            <text:p>Almácig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100 a 200</text:p>
          </table:table-cell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Raices formadas y coloreadas</text:p>
          </table:table-cell>
          <table:table-cell office:value-type="string">
            <text:p>15 a 30 kgs</text:p>
          </table:table-cell>
          <table:table-cell office:value-type="string">
            <text:p>Arveja, Lechuga, Poroto, Rabanito, Tomate, Cebolla</text:p>
          </table:table-cell>
          <table:table-cell office:value-type="string">
            <text:p>Nabo y Remolacha</text:p>
          </table:table-cell>
          <table:table-cell office:value-type="float" office:value="900">
            <text:p>9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3.jpg</text:p>
          </table:table-cell>
          <table:table-cell office:value-type="string">
            <text:p>Habas</text:p>
          </table:table-cell>
          <table:table-cell office:value-type="string">
            <text:p>Leguminosae</text:p>
          </table:table-cell>
          <table:table-cell office:value-type="string">
            <text:p>Fruto</text:p>
          </table:table-cell>
          <table:table-cell office:value-type="string">
            <text:p>Abril, Mayo, Junio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16 a 20</text:p>
          </table:table-cell>
          <table:table-cell office:value-type="string">
            <text:p>7 a 1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Cuando la vaina es verde y se notan los granos</text:p>
          </table:table-cell>
          <table:table-cell office:value-type="string">
            <text:p>3 a 6 k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4.jpg</text:p>
          </table:table-cell>
          <table:table-cell office:value-type="string">
            <text:p>Berro</text:p>
          </table:table-cell>
          <table:table-cell office:value-type="string">
            <text:p>Brassicaceae</text:p>
          </table:table-cell>
          <table:table-cell office:value-type="string">
            <text:p>Hojas</text:p>
          </table:table-cell>
          <table:table-cell office:value-type="string">
            <text:p>Enero, Febrero, 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50 a 10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string">
            <text:p>Tallos de 8 cms de largo</text:p>
          </table:table-cell>
          <table:table-cell office:value-type="string">
            <text:p>66 a 100 manojos</text:p>
          </table:table-cell>
          <table:table-cell table:number-columns-repeated="3"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5.jpg</text:p>
          </table:table-cell>
          <table:table-cell office:value-type="string">
            <text:p>Rabanito</text:p>
          </table:table-cell>
          <table:table-cell office:value-type="string">
            <text:p>Cruciferae</text:p>
          </table:table-cell>
          <table:table-cell office:value-type="string">
            <text:p>Raiz y hojas</text:p>
          </table:table-cell>
          <table:table-cell office:value-type="string">
            <text:p>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50 a 6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Raices de 2 cms de diámetro</text:p>
          </table:table-cell>
          <table:table-cell office:value-type="string">
            <text:p>5 a 8 kgs</text:p>
          </table:table-cell>
          <table:table-cell office:value-type="string">
            <text:p>Arveja, Pepino, Zanahoria, Espinaca, Chaucha, Maíz y Lechuga</text:p>
          </table:table-cell>
          <table:table-cell office:value-type="string">
            <text:p>Acelga</text:p>
          </table:table-cell>
          <table:table-cell office:value-type="float" office:value="120">
            <text:p>12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6.jpg</text:p>
          </table:table-cell>
          <table:table-cell office:value-type="string">
            <text:p>Remolacha</text:p>
          </table:table-cell>
          <table:table-cell office:value-type="string">
            <text:p>Quenopodiacea</text:p>
          </table:table-cell>
          <table:table-cell office:value-type="string">
            <text:p>Raiz</text:p>
          </table:table-cell>
          <table:table-cell office:value-type="string">
            <text:p>Setiembre, Octubre, Noviembre, Diciembre, Enero, Febrero, Marzo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66 a 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Raíces de 6 cms de diámetro coloreadas</text:p>
          </table:table-cell>
          <table:table-cell office:value-type="string">
            <text:p>13 a 40 kgs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7.jpg</text:p>
          </table:table-cell>
          <table:table-cell office:value-type="string">
            <text:p>Repollo</text:p>
          </table:table-cell>
          <table:table-cell office:value-type="string">
            <text:p>Cruciferae</text:p>
          </table:table-cell>
          <table:table-cell office:value-type="string">
            <text:p>Hojas</text:p>
          </table:table-cell>
          <table:table-cell office:value-type="string">
            <text:p>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22 a 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Cabeza bien compacta</text:p>
          </table:table-cell>
          <table:table-cell office:value-type="string">
            <text:p>22 a 25 cabezas</text:p>
          </table:table-cell>
          <table:table-cell office:value-type="string">
            <text:p>Cebolla, Papa, Remolacha</text:p>
          </table:table-cell>
          <table:table-cell office:value-type="string">
            <text:p>Tomate y Chauchas</text:p>
          </table:table-cell>
          <table:table-cell office:value-type="float" office:value="350">
            <text:p>35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8.jpg</text:p>
          </table:table-cell>
          <table:table-cell office:value-type="string">
            <text:p>Acelga</text:p>
          </table:table-cell>
          <table:table-cell office:value-type="string">
            <text:p>Quenopodiacea</text:p>
          </table:table-cell>
          <table:table-cell office:value-type="string">
            <text:p>Hojas</text:p>
          </table:table-cell>
          <table:table-cell office:value-type="string">
            <text:p>Marzo, Abril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20 a 3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string">
            <text:p>Hojas externas o planta entera</text:p>
          </table:table-cell>
          <table:table-cell office:value-type="string">
            <text:p>28 a 33 plantas u hojas enteras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09.jpg</text:p>
          </table:table-cell>
          <table:table-cell office:value-type="string">
            <text:p>Apio</text:p>
          </table:table-cell>
          <table:table-cell office:value-type="string">
            <text:p>Umbellifereae</text:p>
          </table:table-cell>
          <table:table-cell office:value-type="string">
            <text:p>Hojas</text:p>
          </table:table-cell>
          <table:table-cell office:value-type="string">
            <text:p>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40 a 5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string">
            <text:p>Hojas verdes o plantas enteras</text:p>
          </table:table-cell>
          <table:table-cell office:value-type="string">
            <text:p>40 a 50 plantas y hojas enteras</text:p>
          </table:table-cell>
          <table:table-cell table:number-columns-repeated="2"/>
          <table:table-cell office:value-type="float" office:value="2600">
            <text:p>26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0.jpg</text:p>
          </table:table-cell>
          <table:table-cell office:value-type="string">
            <text:p>Berenjena</text:p>
          </table:table-cell>
          <table:table-cell office:value-type="string">
            <text:p>Solanaceae</text:p>
          </table:table-cell>
          <table:table-cell office:value-type="string">
            <text:p>Fruto</text:p>
          </table:table-cell>
          <table:table-cell office:value-type="string">
            <text:p>Setiembre, Octubre</text:p>
          </table:table-cell>
          <table:table-cell office:value-type="string">
            <text:p>Profunda</text:p>
          </table:table-cell>
          <table:table-cell office:value-type="string">
            <text:p>Almácigo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12 a 1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string">
            <text:p>Fruto antes de perder el brillo</text:p>
          </table:table-cell>
          <table:table-cell office:value-type="string">
            <text:p>48 a 52 kgs</text:p>
          </table:table-cell>
          <table:table-cell office:value-type="string">
            <text:p>Poroto, Chaucha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1.jpg</text:p>
          </table:table-cell>
          <table:table-cell office:value-type="string">
            <text:p>Cebolla</text:p>
          </table:table-cell>
          <table:table-cell office:value-type="string">
            <text:p>Liliaceae</text:p>
          </table:table-cell>
          <table:table-cell office:value-type="string">
            <text:p>Raiz</text:p>
          </table:table-cell>
          <table:table-cell office:value-type="string">
            <text:p>Abril, Mayo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66 a 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string">
            <text:p>Bulbo amarillento y seco</text:p>
          </table:table-cell>
          <table:table-cell office:value-type="string">
            <text:p>10 a 12 kgs</text:p>
          </table:table-cell>
          <table:table-cell office:value-type="string">
            <text:p>Remolacha, Tomate, Repollo y Lechuga</text:p>
          </table:table-cell>
          <table:table-cell office:value-type="string">
            <text:p>Arveja y Poroto</text:p>
          </table:table-cell>
          <table:table-cell office:value-type="float" office:value="250">
            <text:p>25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2.jpg</text:p>
          </table:table-cell>
          <table:table-cell office:value-type="string">
            <text:p>Col</text:p>
          </table:table-cell>
          <table:table-cell office:value-type="string">
            <text:p>Cruciferae</text:p>
          </table:table-cell>
          <table:table-cell office:value-type="string">
            <text:p>Hojas</text:p>
          </table:table-cell>
          <table:table-cell office:value-type="string">
            <text:p>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5 a 3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Hojas verdes desarrolladas</text:p>
          </table:table-cell>
          <table:table-cell office:value-type="string">
            <text:p>25 a 33 plantas</text:p>
          </table:table-cell>
          <table:table-cell table:number-columns-repeated="3"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3.jpg</text:p>
          </table:table-cell>
          <table:table-cell office:value-type="string">
            <text:p>Espinaca</text:p>
          </table:table-cell>
          <table:table-cell office:value-type="string">
            <text:p>Quenopodiacea</text:p>
          </table:table-cell>
          <table:table-cell office:value-type="string">
            <text:p>Hojas</text:p>
          </table:table-cell>
          <table:table-cell office:value-type="string">
            <text:p>Abril, Mayo, Junio, Julio, Agosto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33 a 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string">
            <text:p>Hojas crecidas desarrolladas</text:p>
          </table:table-cell>
          <table:table-cell office:value-type="string">
            <text:p>33 a 40 manojos</text:p>
          </table:table-cell>
          <table:table-cell office:value-type="string">
            <text:p>Poroto, Remolacha y Coliflor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4.jpg</text:p>
          </table:table-cell>
          <table:table-cell office:value-type="string">
            <text:p>Zapallo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Octubre, Nov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string">
            <text:p>4 a 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Fruto duro y firme a la uña</text:p>
          </table:table-cell>
          <table:table-cell office:value-type="string">
            <text:p>10 a 15 kgs</text:p>
          </table:table-cell>
          <table:table-cell office:value-type="string">
            <text:p>Maíz, chaucha y acelga</text:p>
          </table:table-cell>
          <table:table-cell office:value-type="string">
            <text:p>Papa</text:p>
          </table:table-cell>
          <table:table-cell office:value-type="float" office:value="3">
            <text:p>3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5.jpg</text:p>
          </table:table-cell>
          <table:table-cell office:value-type="string">
            <text:p>Lechuga</text:p>
          </table:table-cell>
          <table:table-cell office:value-type="string">
            <text:p>Compositae</text:p>
          </table:table-cell>
          <table:table-cell office:value-type="string">
            <text:p>Hojas</text:p>
          </table:table-cell>
          <table:table-cell office:value-type="string">
            <text:p>Enero, Febrero, 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33 a 4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Hojas bien desarrolladas</text:p>
          </table:table-cell>
          <table:table-cell office:value-type="string">
            <text:p>33 a 40 plantas</text:p>
          </table:table-cell>
          <table:table-cell office:value-type="string">
            <text:p>Zanahoria, Rabanito, Pepino, Puerro y Remolacha</text:p>
          </table:table-cell>
          <table:table-cell office:value-type="string">
            <text:p>Girasol</text:p>
          </table:table-cell>
          <table:table-cell office:value-type="float" office:value="700">
            <text:p>7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6.jpg</text:p>
          </table:table-cell>
          <table:table-cell office:value-type="string">
            <text:p>Arveja</text:p>
          </table:table-cell>
          <table:table-cell office:value-type="string">
            <text:p>Leguminosae</text:p>
          </table:table-cell>
          <table:table-cell office:value-type="string">
            <text:p>Fruto</text:p>
          </table:table-cell>
          <table:table-cell office:value-type="string">
            <text:p>Agosto, Set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40 a 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Vaina verde con grano</text:p>
          </table:table-cell>
          <table:table-cell office:value-type="string">
            <text:p>85 a 120 kgs</text:p>
          </table:table-cell>
          <table:table-cell office:value-type="string">
            <text:p>Zanahoria, Nabo, Rabanito, Maíz y Poroto</text:p>
          </table:table-cell>
          <table:table-cell office:value-type="string">
            <text:p>Cebolla, Ajo y Papa</text:p>
          </table:table-cell>
          <table:table-cell office:value-type="float" office:value="3">
            <text:p>3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7.jpg</text:p>
          </table:table-cell>
          <table:table-cell office:value-type="string">
            <text:p>Ajo</text:p>
          </table:table-cell>
          <table:table-cell office:value-type="string">
            <text:p>Liliaceae</text:p>
          </table:table-cell>
          <table:table-cell office:value-type="string">
            <text:p>Raiz y hojas</text:p>
          </table:table-cell>
          <table:table-cell office:value-type="string">
            <text:p>Mayo, Junio, Julio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50 a 200</text:p>
          </table:table-cell>
          <table:table-cell office:value-type="string">
            <text:p>3 a 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Las hojas se amarillean y comienzan a secarse</text:p>
          </table:table-cell>
          <table:table-cell office:value-type="string">
            <text:p>2 a 7 kgs</text:p>
          </table:table-cell>
          <table:table-cell table:number-columns-repeated="3"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8.jpg</text:p>
          </table:table-cell>
          <table:table-cell office:value-type="string">
            <text:p>Pepino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Setiembre, Octubre, Noviembre, Diciembre, Enero, Febrero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18 a 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Fruto verde y duro</text:p>
          </table:table-cell>
          <table:table-cell office:value-type="string">
            <text:p>72 a 80 kgs</text:p>
          </table:table-cell>
          <table:table-cell office:value-type="string">
            <text:p>Girasol, Poroto, Maíz, Arveja, Lechuga y Rabanito</text:p>
          </table:table-cell>
          <table:table-cell office:value-type="string">
            <text:p>Papa</text:p>
          </table:table-cell>
          <table:table-cell office:value-type="float" office:value="40">
            <text:p>4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19.jpg</text:p>
          </table:table-cell>
          <table:table-cell office:value-type="string">
            <text:p>Brócoli</text:p>
          </table:table-cell>
          <table:table-cell office:value-type="string">
            <text:p>Cruciferae</text:p>
          </table:table-cell>
          <table:table-cell office:value-type="string">
            <text:p>Fruto</text:p>
          </table:table-cell>
          <table:table-cell office:value-type="string">
            <text:p>Febrero, Marzo, Abril, Mayo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string">
            <text:p>22 a 3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Cabeza terminal firme y verde</text:p>
          </table:table-cell>
          <table:table-cell office:value-type="string">
            <text:p>7 a 10 kgs</text:p>
          </table:table-cell>
          <table:table-cell table:number-columns-repeated="3"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0.jpg</text:p>
          </table:table-cell>
          <table:table-cell office:value-type="string">
            <text:p>Boniato</text:p>
          </table:table-cell>
          <table:table-cell office:value-type="string">
            <text:p>Convolvulaceae</text:p>
          </table:table-cell>
          <table:table-cell office:value-type="string">
            <text:p>Raiz</text:p>
          </table:table-cell>
          <table:table-cell office:value-type="string">
            <text:p>Agosto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40 a 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string">
            <text:p>Follaje color verde pálido amarillento</text:p>
          </table:table-cell>
          <table:table-cell office:value-type="string">
            <text:p>16 a 32 kgs</text:p>
          </table:table-cell>
          <table:table-cell table:number-columns-repeated="3"/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1.jpg</text:p>
          </table:table-cell>
          <table:table-cell office:value-type="string">
            <text:p>Poroto</text:p>
          </table:table-cell>
          <table:table-cell office:value-type="string">
            <text:p>Leguminosae</text:p>
          </table:table-cell>
          <table:table-cell office:value-type="string">
            <text:p>Fruto</text:p>
          </table:table-cell>
          <table:table-cell office:value-type="string">
            <text:p>Octubre, Nov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string">
            <text:p>8 a 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 office:value-type="string">
            <text:p>Vainas de la planta están secas (95%)</text:p>
          </table:table-cell>
          <table:table-cell office:value-type="string">
            <text:p>4 a 7 k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2.jpg</text:p>
          </table:table-cell>
          <table:table-cell office:value-type="string">
            <text:p>Melón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Octubre, Nov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string">
            <text:p>12 a 20</text:p>
          </table:table-cell>
          <table:table-cell office:value-type="string">
            <text:p>4 a 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string">
            <text:p>Secamiento de zarcillos cercanos al fruto</text:p>
          </table:table-cell>
          <table:table-cell office:value-type="string">
            <text:p>16 a 26 kg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3.jpg</text:p>
          </table:table-cell>
          <table:table-cell office:value-type="string">
            <text:p>Morrón</text:p>
          </table:table-cell>
          <table:table-cell office:value-type="string">
            <text:p>Solanaceae</text:p>
          </table:table-cell>
          <table:table-cell office:value-type="string">
            <text:p>Fruto</text:p>
          </table:table-cell>
          <table:table-cell office:value-type="string">
            <text:p>Agosto, Setiembre</text:p>
          </table:table-cell>
          <table:table-cell office:value-type="string">
            <text:p>Media</text:p>
          </table:table-cell>
          <table:table-cell office:value-type="string">
            <text:p>Almácigo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22 a 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Cuando el fruto tiene un color verde</text:p>
          </table:table-cell>
          <table:table-cell office:value-type="string">
            <text:p>5 a 7 kgs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4.jpg</text:p>
          </table:table-cell>
          <table:table-cell office:value-type="string">
            <text:p>Sandía</text:p>
          </table:table-cell>
          <table:table-cell office:value-type="string">
            <text:p>Cucurbitaceae</text:p>
          </table:table-cell>
          <table:table-cell office:value-type="string">
            <text:p>Fruto</text:p>
          </table:table-cell>
          <table:table-cell office:value-type="string">
            <text:p>Setiembre, Octubre, Noviembre, Diciembre</text:p>
          </table:table-cell>
          <table:table-cell office:value-type="string">
            <text:p>Media</text:p>
          </table:table-cell>
          <table:table-cell office:value-type="string">
            <text:p>Directa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8 a 10</text:p>
          </table:table-cell>
          <table:table-cell office:value-type="string">
            <text:p>6 a 1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string">
            <text:p>Secamiento de zarcillos cercanos al fruto</text:p>
          </table:table-cell>
          <table:table-cell office:value-type="string">
            <text:p>15 a 25 kg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5.jpg</text:p>
          </table:table-cell>
          <table:table-cell office:value-type="string">
            <text:p>Perejil</text:p>
          </table:table-cell>
          <table:table-cell office:value-type="string">
            <text:p>Umbellifereae</text:p>
          </table:table-cell>
          <table:table-cell office:value-type="string">
            <text:p>Hojas</text:p>
          </table:table-cell>
          <table:table-cell office:value-type="string">
            <text:p>Enero, Febrero, Marzo, Abril, Mayo, Junio, Julio, Agosto, Setiembre, Octubre, Noviembre, Diciembre</text:p>
          </table:table-cell>
          <table:table-cell office:value-type="string">
            <text:p>Superficial</text:p>
          </table:table-cell>
          <table:table-cell office:value-type="string">
            <text:p>Direct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40 a 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Hojas verdes desarrolladas</text:p>
          </table:table-cell>
          <table:table-cell office:value-type="string">
            <text:p>2 a 4 kgs</text:p>
          </table:table-cell>
          <table:table-cell office:value-type="string">
            <text:p>Tomate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URUGUAY</text:p>
          </table:table-cell>
        </table:table-row>
        <table:table-row table:style-name="ro1">
          <table:table-cell/>
          <table:table-cell office:value-type="string">
            <text:p>0026.jpg</text:p>
          </table:table-cell>
          <table:table-cell office:value-type="string">
            <text:p>Coliflor</text:p>
          </table:table-cell>
          <table:table-cell office:value-type="string">
            <text:p>Cruciferae</text:p>
          </table:table-cell>
          <table:table-cell office:value-type="string">
            <text:p>Flor</text:p>
          </table:table-cell>
          <table:table-cell office:value-type="string">
            <text:p>Febrero, Marzo, Abril, Mayo</text:p>
          </table:table-cell>
          <table:table-cell office:value-type="string">
            <text:p>Superficial</text:p>
          </table:table-cell>
          <table:table-cell office:value-type="string">
            <text:p>Almácigo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6 a 20</text:p>
          </table:table-cell>
          <table:table-cell office:value-type="string">
            <text:p>5 a 1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string">
            <text:p>Flores firmes y duras</text:p>
          </table:table-cell>
          <table:table-cell office:value-type="string">
            <text:p>18 a 23 kgs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string">
            <text:p>URUGUAY</text:p>
          </table:table-cell>
        </table:table-row>
      </table:table>
      <table:table table:name="Sheet3" table:style-name="ta1">
        <table:table-column table:style-name="co2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eon</meta:initial-creator>
    <meta:creation-date>2012-12-02T03:14:53</meta:creation-date>
    <dc:date>2012-12-02T03:19:14</dc:date>
    <dc:creator>Juan Peon</dc:creator>
    <meta:editing-duration>P0D</meta:editing-duration>
    <meta:editing-cycles>1</meta:editing-cycles>
    <meta:document-statistic meta:table-count="3" meta:cell-count="1093" meta:object-count="0"/>
    <meta:generator>LibreOffice/3.5$Linux_X86_64 LibreOffice_project/350m1$Build-2</meta:generator>
  </office:meta>
</office:document-meta>
</file>